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24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2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2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1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1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1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1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1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1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1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896" calcext:value-type="float">
            <text:p>64.0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10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08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0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0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0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06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06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0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0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03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0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0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0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200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9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9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96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96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9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4912" calcext:value-type="float">
            <text:p>63.68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9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9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768" calcext:value-type="float">
            <text:p>62.91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9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8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9344" calcext:value-type="float">
            <text:p>62.56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85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2184" calcext:value-type="float">
            <text:p>62.43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84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8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8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8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80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344" calcext:value-type="float">
            <text:p>61.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33802</text:p>
          </table:table-cell>
          <table:table-cell office:value-type="string" calcext:value-type="string">
            <text:p>1970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